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FACTS ABOUT THE CITY (22:1-5a)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FACTS ABOUT THE CITY (22:1-5a)</text:span><text:span text:style-name="a442" text:class-names=""/></text:p>
          </draw:text-box>
          <svg:title/>
          <svg:desc/>
        </draw:frame>
        <draw:frame draw:id="id86" presentation:style-name="a466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ts river of life (22:1-2a)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ts tree of life (22:2b, 1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Its throne (22:3b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Its purity (22:3a)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Its divine light (22:5a)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<text:s text:c="1"/>Its invitation to enter (22:17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</draw:text-box>
          <svg:title/>
          <svg:desc/>
        </draw:frame>
      </draw:page>
      <draw:page draw:name="Slide3" draw:style-name="a467" draw:master-page-name="Master1-Layout12-tx-Title-and-Text" presentation:presentation-page-layout-name="Master1-PPL12" draw:id="Slide-258">
        <draw:frame draw:id="id87" presentation:style-name="a471" draw:name="Title 1" svg:x="1.38in" svg:y="0.4in" svg:width="10.6in" svg:height="1.44965in" presentation:class="title" presentation:placeholder="false">
          <draw:text-box>
            <text:p text:style-name="a470" text:class-names="" text:cond-style-name=""><text:span text:style-name="a468" text:class-names="">REVELATION 22</text:span><text:span text:style-name="a469" text:class-names=""/></text:p>
          </draw:text-box>
          <svg:title/>
          <svg:desc/>
        </draw:frame>
        <draw:frame draw:id="id88" presentation:style-name="a481" draw:name="Text Placeholder 2" svg:x="1.38in" svg:y="2in" svg:width="9.4in" svg:height="4.75868in" presentation:class="outline" presentation:placeholder="false">
          <draw:text-box>
            <text:list text:style-name="a474">
              <text:list-item>
                <text:p text:style-name="a473" text:class-names="" text:cond-style-name=""><text:span text:style-name="a472" text:class-names="">FACTS ABOUT THE CITY (22:1-5a)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>FACTS ABOUT THE CITIZENS (22:3c-4, 5b)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/></text:p>
              </text:list-item>
            </text:list>
          </draw:text-box>
          <svg:title/>
          <svg:desc/>
        </draw:frame>
      </draw:page>
      <draw:page draw:name="Slide4" draw:style-name="a482" draw:master-page-name="Master1-Layout12-tx-Title-and-Text" presentation:presentation-page-layout-name="Master1-PPL12" draw:id="Slide-259">
        <draw:frame draw:id="id89" presentation:style-name="a486" draw:name="Title 1" svg:x="1.38in" svg:y="0.4in" svg:width="10.6in" svg:height="1.44965in" presentation:class="title" presentation:placeholder="false">
          <draw:text-box>
            <text:p text:style-name="a485" text:class-names="" text:cond-style-name=""><text:span text:style-name="a483" text:class-names="">FACTS ABOUT THE CITIZENS (22:3c-4, 5b)<text:s text:c="1"/></text:span><text:span text:style-name="a484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7" text:class-names=""><text:s text:c="1"/>We will see Jesus (22:4).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We will serve Jesus (22:3c).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We will reign with Jesus (22:5b).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REVELATION 22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FACTS ABOUT THE CITY (22:1-5a)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FACTS ABOUT THE CITIZENS (22:3c-4, 5b)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FACTS ABOUT THE CHRIST (22:6-7, 12-13, 16, 20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draw:page draw:name="Slide6" draw:style-name="a518" draw:master-page-name="Master1-Layout1-title-Title-Slide" presentation:presentation-page-layout-name="Master1-PPL1" draw:id="Slide-261">
        <draw:frame draw:id="id93" presentation:style-name="a522" draw:name="Title 1" svg:x="1.38in" svg:y="0.83in" svg:width="10.3in" svg:height="4.42in" presentation:class="title" presentation:placeholder="false">
          <draw:text-box>
            <text:p text:style-name="a521" text:class-names="" text:cond-style-name=""><text:span text:style-name="a519" text:class-names="">FACTS ABOUT THE CHRIST (22:6-7, 12-13, 16, 20)<text:s text:c="1"/></text:span><text:span text:style-name="a520" text:class-names=""/></text:p>
          </draw:text-box>
          <svg:title/>
          <svg:desc/>
        </draw:frame>
        <draw:frame draw:id="id94" presentation:style-name="a527" draw:name="Subtitle 2" svg:x="1.38in" svg:y="5.25in" svg:width="10.3in" svg:height="1.85in" presentation:class="subtitle" presentation:placeholder="false">
          <draw:text-box>
            <text:p text:style-name="a524" text:class-names="" text:cond-style-name=""><text:span text:style-name="a523" text:class-names=""><text:s text:c="1"/>His description of himself (22:13, 16):<text:s text:c="1"/></text:span></text:p>
            <text:p text:style-name="a526" text:class-names="" text:cond-style-name=""><text:span text:style-name="a525" text:class-names=""/></text:p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His description of himself (22:13, 16):<text:s text:c="1"/></text:span><text:span text:style-name="a530" text:class-names=""/></text:p>
          </draw:text-box>
          <svg:title/>
          <svg:desc/>
        </draw:frame>
        <draw:frame draw:id="id96" presentation:style-name="a551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Alpha and the Omega (22:13a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First and Last (22:13b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 Beginning and the End (22:13c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root and offspring of David (22:16a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bright morning star (22:16b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8" draw:style-name="a552" draw:master-page-name="Master1-Layout12-tx-Title-and-Text" presentation:presentation-page-layout-name="Master1-PPL12" draw:id="Slide-263">
        <draw:frame draw:id="id97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FACTS ABOUT THE CHRIST (22:6-7, 12-13, 16, 20)<text:s text:c="1"/></text:span><text:span text:style-name="a554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is description of himself (22:13, 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His provision for his saints (22:6-7, 12, 20)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<text:s text:c="1"/>His provision for his saints (22:6-7, 12, 20)<text:s text:c="1"/>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 will come for us (22:6-7, 12a, 20).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 will reward us (22:12b).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FACTS ABOUT THE CHRIST (22:6-7, 12-13, 16, 20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His description of himself (22:13, 16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His provision for his saints (22:6-7, 12, 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REVELATION 22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FACTS ABOUT THE CITY (22:1-5a)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FACTS ABOUT THE CITIZENS (22:3c-4, 5b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FACTS ABOUT THE CHRIST (22:6-7, 12-13, 16, 20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FACTS ABOUT THE CORRESPONDENT (22:8-11, 18-19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-title-Title-Slide" presentation:presentation-page-layout-name="Master1-PPL1" draw:id="Slide-267">
        <draw:frame draw:id="id105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FACTS ABOUT THE CORRESPONDENT (22:8-11, 18-19):<text:s text:c="1"/></text:span><text:span text:style-name="a620" text:class-names=""/></text:p>
          </draw:text-box>
          <svg:title/>
          <svg:desc/>
        </draw:frame>
        <draw:frame draw:id="id106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In regard to his worship (22:8-9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3" draw:style-name="a628" draw:master-page-name="Master1-Layout12-tx-Title-and-Text" presentation:presentation-page-layout-name="Master1-PPL12" draw:id="Slide-268">
        <draw:frame draw:id="id107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In regard to his worship (22:8-9)<text:s text:c="1"/></text:span><text:span text:style-name="a630" text:class-names=""/></text:p>
          </draw:text-box>
          <svg:title/>
          <svg:desc/>
        </draw:frame>
        <draw:frame draw:id="id108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He tries to worship the creature (22:8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He is told to worship the Creator (22:9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4" draw:style-name="a643" draw:master-page-name="Master1-Layout12-tx-Title-and-Text" presentation:presentation-page-layout-name="Master1-PPL12" draw:id="Slide-269">
        <draw:frame draw:id="id109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FACTS ABOUT THE CORRESPONDENT (22:8-11, 18-19):<text:s text:c="1"/></text:span><text:span text:style-name="a645" text:class-names=""/></text:p>
          </draw:text-box>
          <svg:title/>
          <svg:desc/>
        </draw:frame>
        <draw:frame draw:id="id110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In regard to his worship (22:8-9)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In regard to his writings (22:10-11, 18-19)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5" draw:style-name="a658" draw:master-page-name="Master1-Layout12-tx-Title-and-Text" presentation:presentation-page-layout-name="Master1-PPL12" draw:id="Slide-270">
        <draw:frame draw:id="id111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In regard to his writings (22:10-11, 18-19)<text:s text:c="1"/></text:span><text:span text:style-name="a660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He is told not to seal up the writings (22:10).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All will continue to do as they have been (22:11).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We are warned not to add to it (22:18).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FACTS ABOUT THE CORRESPONDENT (22:8-11, 18-19):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In regard to his worship (22:8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In regard to his writings (22:10-11, 18-19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REVELATION 22</text:span><text:span text:style-name="a693" text:class-names=""/></text:p>
          </draw:text-box>
          <svg:title/>
          <svg:desc/>
        </draw:frame>
        <draw:frame draw:id="id116" presentation:style-name="a711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FACTS ABOUT THE CITY (22:1-5a)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FACTS ABOUT THE CITIZENS (22:3c-4, 5b)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FACTS ABOUT THE CHRIST (22:6-7, 12-13, 16, 20)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FACTS ABOUT THE CORRESPONDENT (22:8-11, 18-19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2</dc:title>
    <meta:initial-creator>David STRICKLAND</meta:initial-creator>
    <dc:creator>David STRICKLAND</dc:creator>
    <meta:creation-date>2020-02-22T17:40:48Z</meta:creation-date>
    <dc:date>2020-02-22T17:40:48Z</dc:date>
    <meta:template xlink:href="BibleStudy" xlink:type="simple"/>
    <meta:editing-cycles>1</meta:editing-cycles>
    <meta:editing-duration>PT0S</meta:editing-duration>
    <meta:document-statistic meta:paragraph-count="62" meta:word-count="561"/>
  </office:meta>
</office:document-meta>
</file>